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DE20000160F00001625B2ED9A40.svg" manifest:media-type=""/>
  <manifest:file-entry manifest:full-path="Pictures/10000201000000DA000000DB0F1BF725.png" manifest:media-type=""/>
  <manifest:file-entry manifest:full-path="Pictures/10001E0B0000160F00001625F622F2D4.svg" manifest:media-type=""/>
  <manifest:file-entry manifest:full-path="Pictures/100243E600006879000009A54B510B15.svg" manifest:media-type=""/>
  <manifest:file-entry manifest:full-path="Pictures/10000201000004080000005FB1B94669.png" manifest:media-type=""/>
  <manifest:file-entry manifest:full-path="Pictures/10000201000000DA000000DB24B5A971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5cm" svg:stroke-color="#4c4c4c" draw:marker-start-width="0.38cm" draw:marker-end-width="0.38cm" draw:fill="solid" draw:fill-color="#0066cc" draw:opacity="100%" draw:textarea-horizontal-align="right" draw:textarea-vertical-align="top" draw:auto-grow-height="false" fo:padding-top="0.15cm" fo:padding-bottom="0.15cm" fo:padding-left="0.275cm" fo:padding-right="0.275cm" draw:shadow="visible" draw:shadow-offset-x="0.07cm" draw:shadow-offset-y="0.07cm" draw:shadow-opacity="75%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cm" svg:stroke-color="#c5000b" draw:marker-start-width="0.615cm" draw:marker-end-width="0.61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padding-top="0.15cm" fo:padding-bottom="0.15cm" fo:padding-left="0.275cm" fo:padding-right="0.275cm" draw:shadow="visible" draw:shadow-offset-x="0.07cm" draw:shadow-offset-y="0.07cm" draw:shadow-opacity="75%"/>
    </style:style>
    <style:style style:name="gr8" style:family="graphic" style:parent-style-name="standard">
      <style:graphic-properties svg:stroke-width="0.08cm" svg:stroke-color="#ff420e" draw:marker-start-width="0.43cm" draw:marker-end-width="0.43cm" draw:fill="none" draw:textarea-horizontal-align="right" draw:textarea-vertical-align="top" draw:auto-grow-height="false" fo:padding-top="0.165cm" fo:padding-bottom="0.165cm" fo:padding-left="0.29cm" fo:padding-right="0.29cm"/>
    </style:style>
    <style:style style:name="gr9" style:family="graphic" style:parent-style-name="standard">
      <style:graphic-properties svg:stroke-width="0.07cm" svg:stroke-color="#579d1c" draw:marker-start-width="0.42cm" draw:marker-end-width="0.42cm" draw:fill="none" draw:textarea-horizontal-align="right" draw:textarea-vertical-align="bottom" draw:auto-grow-height="false" fo:padding-top="0.16cm" fo:padding-bottom="0.16cm" fo:padding-left="0.285cm" fo:padding-right="0.285cm"/>
    </style:style>
    <style:style style:name="gr10" style:family="graphic" style:parent-style-name="standard">
      <style:graphic-properties svg:stroke-width="0.07cm" svg:stroke-color="#0084d1" draw:marker-start-width="0.42cm" draw:marker-end-width="0.42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11" style:family="graphic" style:parent-style-name="standard">
      <style:graphic-properties draw:stroke="none" draw:fill="none" fo:min-height="0.582cm"/>
    </style:style>
    <style:style style:name="gr12" style:family="graphic" style:parent-style-name="objectwithoutfill">
      <style:graphic-properties svg:stroke-width="0.07cm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499cm, 0cm, 0.499cm)" draw:image-opacity="100%" style:mirror="none"/>
    </style:style>
    <style:style style:name="gr14" style:family="graphic" style:parent-style-name="standard">
      <style:graphic-properties draw:stroke="none" draw:fill="none" fo:min-height="0.4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ejaVu Sans Condensed" fo:font-size="12pt" fo:text-shadow="1pt 1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color="#ffffff" style:font-name="DejaVu Sans Condensed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P4" style:family="paragraph">
      <style:paragraph-properties fo:text-align="center"/>
      <style:text-properties fo:color="#333333" fo:font-size="14pt" style:font-size-asian="14pt" style:font-size-complex="14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color="#333333" fo:font-size="16pt" style:font-size-asian="16pt" style:font-size-complex="16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c5000b" style:font-name="DejaVu Sans Mono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P9" style:family="paragraph">
      <style:paragraph-properties fo:text-align="center"/>
      <style:text-properties fo:color="#ff420e" style:font-name="DejaVu Sans Condensed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T1" style:family="text">
      <style:text-properties fo:color="#ffffff" style:font-name="DejaVu Sans Condensed" fo:font-size="12pt" fo:text-shadow="1pt 1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DejaVu Sans Condensed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T3" style:family="text">
      <style:text-properties fo:color="#333333" style:font-name="DejaVu Sans Condensed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T4" style:family="text">
      <style:text-properties fo:color="#333333" style:font-name="DejaVu Sans Condensed" fo:font-size="16pt" fo:font-style="normal" fo:text-shadow="none" fo:font-weight="bold" style:font-size-asian="16pt" style:font-style-asian="normal" style:font-weight-asian="bold" style:font-size-complex="16pt" style:font-style-complex="normal" style:font-weight-complex="bold" style:font-relief="embossed"/>
    </style:style>
    <style:style style:name="T5" style:family="text">
      <style:text-properties fo:color="#c5000b" style:font-name="DejaVu Sans Mono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6" style:family="text">
      <style:text-properties fo:color="#ff420e" style:font-name="DejaVu Sans Condensed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4.602cm" svg:height="3.431cm" svg:x="7.689cm" svg:y="10.335cm" svg:viewBox="0 0 4603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2" draw:text-style-name="P1" draw:layer="layout" svg:width="0.193cm" svg:height="0.31cm" svg:x="11.937cm" svg:y="12.833cm" svg:viewBox="0 0 194 311" svg:d="m89 0c54 108 87 204 105 292l-48 9-49 10c-15-79-47-167-97-268l45-21z">
            <text:p/>
          </draw:path>
          <draw:path draw:style-name="gr2" draw:text-style-name="P1" draw:layer="layout" svg:width="0.169cm" svg:height="0.305cm" svg:x="11.973cm" svg:y="13.238cm" svg:viewBox="0 0 170 306" svg:d="m170 0v19c0 58-8 109-23 156-17 49-39 93-68 131l-40-30-39-29c23-31 41-64 53-101 12-38 19-81 19-127v-15l48-2z">
            <text:p/>
          </draw:path>
          <draw:path draw:style-name="gr2" draw:text-style-name="P1" draw:layer="layout" svg:width="0.308cm" svg:height="0.222cm" svg:x="11.67cm" svg:y="13.549cm" svg:viewBox="0 0 309 223" svg:d="m309 74c-37 34-81 63-128 87s-97 45-150 62l-16-48-15-47c48-14 93-33 135-55 41-20 77-45 110-73l32 37z">
            <text:p/>
          </draw:path>
          <draw:path draw:style-name="gr2" draw:text-style-name="P1" draw:layer="layout" svg:width="0.308cm" svg:height="0.138cm" svg:x="11.293cm" svg:y="13.703cm" svg:viewBox="0 0 309 139" svg:d="m309 96c-97 23-199 36-302 43l-3-50-4-49c97-7 195-18 288-40l10 48z">
            <text:p/>
          </draw:path>
          <draw:path draw:style-name="gr2" draw:text-style-name="P1" draw:layer="layout" svg:width="0.302cm" svg:height="0.107cm" svg:x="10.895cm" svg:y="13.737cm" svg:viewBox="0 0 303 108" svg:d="m303 108h-60c-85 0-168-3-243-10l5-48 4-50c73 7 152 10 234 10 19 0 38 0 58-1l2 50z">
            <text:p/>
          </draw:path>
          <draw:path draw:style-name="gr2" draw:text-style-name="P1" draw:layer="layout" svg:width="0.292cm" svg:height="0.188cm" svg:x="10.513cm" svg:y="13.71cm" svg:viewBox="0 0 293 189" svg:d="m281 117c-36-4-68-9-97-14-45 31-91 61-136 86l-24-43-24-43c48-27 97-58 144-93l4-3c6-7 17-7 25-7 3 0 5 0 10 2 31 6 70 11 110 16l-5 49zm-116-19c6 2 12 3 19 5 6-5 11-10 18-14l-29-39z">
            <text:p/>
          </draw:path>
          <draw:path draw:style-name="gr2" draw:text-style-name="P1" draw:layer="layout" svg:width="0.309cm" svg:height="0.183cm" svg:x="10.158cm" svg:y="13.855cm" svg:viewBox="0 0 310 184" svg:d="m310 89c-98 47-197 77-292 95l-9-48-9-49c88-17 178-44 269-87l21 45z">
            <text:p/>
          </draw:path>
          <draw:path draw:style-name="gr2" draw:text-style-name="P1" draw:layer="layout" svg:width="0.309cm" svg:height="0.126cm" svg:x="9.766cm" svg:y="13.928cm" svg:viewBox="0 0 310 127" svg:d="m310 124c-25 1-50 3-75 3-82 0-161-10-235-32l13-47 14-48c65 18 135 28 208 28 23 0 44-1 68-2l4 48z">
            <text:p/>
          </draw:path>
          <draw:path draw:style-name="gr2" draw:text-style-name="P1" draw:layer="layout" svg:width="0.294cm" svg:height="0.25cm" svg:x="9.411cm" svg:y="13.737cm" svg:viewBox="0 0 295 251" svg:d="m255 251c-97-42-183-105-255-184l37-34 37-33c61 69 137 123 221 160l-19 44z">
            <text:p/>
          </draw:path>
          <draw:path draw:style-name="gr2" draw:text-style-name="P1" draw:layer="layout" svg:width="0.309cm" svg:height="0.208cm" svg:x="9.106cm" svg:y="13.671cm" svg:viewBox="0 0 310 209" svg:d="m310 77c-39 31-82 57-132 79s-101 40-154 53l-12-48-12-48c48-12 94-27 137-46s79-41 112-67l30 38z">
            <text:p/>
          </draw:path>
          <draw:path draw:style-name="gr2" draw:text-style-name="P1" draw:layer="layout" svg:width="0.309cm" svg:height="0.107cm" svg:x="8.718cm" svg:y="13.801cm" svg:viewBox="0 0 310 108" svg:d="m310 98c-52 7-104 10-158 10-49 0-101-3-152-10l7-48 6-48c45 5 93 8 139 8 48 0 97-3 144-10l7 48z">
            <text:p/>
          </draw:path>
          <draw:path draw:style-name="gr2" draw:text-style-name="P1" draw:layer="layout" svg:width="0.311cm" svg:height="0.193cm" svg:x="8.326cm" svg:y="13.689cm" svg:viewBox="0 0 312 194" svg:d="m291 194c-102-21-202-58-291-108l24-43 24-43c81 45 171 78 264 98l-11 48z">
            <text:p/>
          </draw:path>
          <draw:path draw:style-name="gr2" draw:text-style-name="P1" draw:layer="layout" svg:width="0.268cm" svg:height="0.284cm" svg:x="8.028cm" svg:y="13.434cm" svg:viewBox="0 0 269 285" svg:d="m211 285c-84-64-158-141-211-235l43-24 43-26c47 82 109 149 183 204l-29 39z">
            <text:p/>
          </draw:path>
          <draw:path draw:style-name="gr2" draw:text-style-name="P1" draw:layer="layout" svg:width="0.145cm" svg:height="0.306cm" svg:x="7.929cm" svg:y="13.082cm" svg:viewBox="0 0 146 307" svg:d="m53 307c-34-87-53-187-53-297v-10h50l49 2v8c0 98 16 184 47 261l-47 19z">
            <text:p/>
          </draw:path>
          <draw:path draw:style-name="gr2" draw:text-style-name="P1" draw:layer="layout" svg:width="0.311cm" svg:height="0.251cm" svg:x="7.725cm" svg:y="12.761cm" svg:viewBox="0 0 312 252" svg:d="m212 213 45 5 5-10-49-7c-1 3-1 8-1 12zm97 11-49-6h-3l-17 34c-88-43-170-106-240-185l37-34 37-33c61 69 132 125 209 163 2 1 3 1 3 2 0 10 14 10 19 18s7 16 7 25c0 2 0 3-2 6 0 4 0 6-1 10z">
            <text:p/>
          </draw:path>
          <draw:path draw:style-name="gr2" draw:text-style-name="P1" draw:layer="layout" svg:width="0.217cm" svg:height="0.308cm" svg:x="7.522cm" svg:y="12.437cm" svg:viewBox="0 0 218 309" svg:d="m138 309c-59-84-106-179-138-280l46-15 47-14c29 91 72 175 125 251l-40 28z">
            <text:p/>
          </draw:path>
          <draw:path draw:style-name="gr2" draw:text-style-name="P1" draw:layer="layout" svg:width="0.115cm" svg:height="0.311cm" svg:x="7.475cm" svg:y="12.054cm" svg:viewBox="0 0 116 312" svg:d="m21 312c-14-63-21-128-21-193 0-40 3-79 8-119l48 7 50 7c-5 34-8 70-8 105 0 59 7 116 18 174l-47 9z">
            <text:p/>
          </draw:path>
          <draw:path draw:style-name="gr2" draw:text-style-name="P1" draw:layer="layout" svg:width="0.215cm" svg:height="0.308cm" svg:x="7.503cm" svg:y="11.669cm" svg:viewBox="0 0 216 309" svg:d="m0 283c27-99 70-195 137-283l39 31 40 29c-59 79-98 161-120 249l-48-14z">
            <text:p/>
          </draw:path>
          <draw:path draw:style-name="gr2" draw:text-style-name="P1" draw:layer="layout" svg:width="0.292cm" svg:height="0.253cm" svg:x="7.707cm" svg:y="11.405cm" svg:viewBox="0 0 293 254" svg:d="m0 185c65-68 147-132 245-185l24 43 24 43c-89 50-163 106-221 168l-36-34z">
            <text:p/>
          </draw:path>
          <draw:path draw:style-name="gr2" draw:text-style-name="P1" draw:layer="layout" svg:width="0.153cm" svg:height="0.318cm" svg:x="7.994cm" svg:y="11.129cm" svg:viewBox="0 0 154 319" svg:d="m53 229 20 45 32-14-19-45c-11 4-22 9-33 14zm40 90-20-45v0l-13 5c-42-100-60-193-60-279h50 48c0 74 17 155 53 242 2 7 3 12 3 18 0 10-2 18-6 25s-10 13-18 19c-2 1-3 1-6 2-11 4-21 9-31 13z">
            <text:p/>
          </draw:path>
          <draw:path draw:style-name="gr2" draw:text-style-name="P1" draw:layer="layout" svg:width="0.22cm" svg:height="0.3cm" svg:x="8.004cm" svg:y="10.74cm" svg:viewBox="0 0 221 301" svg:d="m0 283c10-56 29-108 55-155s57-90 96-128l34 34 36 35c-32 32-59 68-79 106-22 39-37 81-45 126l-49-9z">
            <text:p/>
          </draw:path>
          <draw:path draw:style-name="gr2" draw:text-style-name="P1" draw:layer="layout" svg:width="0.308cm" svg:height="0.21cm" svg:x="8.235cm" svg:y="10.537cm" svg:viewBox="0 0 309 211" svg:d="m0 132c82-60 178-105 285-132l11 48 13 47c-93 24-179 64-251 116l-29-39z">
            <text:p/>
          </draw:path>
          <draw:path draw:style-name="gr2" draw:text-style-name="P1" draw:layer="layout" svg:width="0.311cm" svg:height="0.11cm" svg:x="8.621cm" svg:y="10.505cm" svg:viewBox="0 0 312 111" svg:d="m0 12c48-8 98-12 147-12 55 0 110 5 165 14l-9 49-8 48c-48-8-98-11-148-11-45 0-89 3-132 8l-7-48z">
            <text:p/>
          </draw:path>
          <draw:path draw:style-name="gr2" draw:text-style-name="P1" draw:layer="layout" svg:width="0.322cm" svg:height="0.238cm" svg:x="9.008cm" svg:y="10.541cm" svg:viewBox="0 0 323 239" svg:d="m27 0c97 27 191 70 276 130l-25 34 45 15c-1 3-1 5-3 6-1 4-2 7-3 11-29 89-10 13-19 18s-16 6-25 6-16-2-24-6c-1-1-2-1-4-3-75-53-158-91-245-115l13-48zm246 170 5-6-2-1-46-16c-2 2-2 6-2 8z">
            <text:p/>
          </draw:path>
          <draw:path draw:style-name="gr2" draw:text-style-name="P1" draw:layer="layout" svg:width="0.258cm" svg:height="0.287cm" svg:x="9.279cm" svg:y="10.345cm" svg:viewBox="0 0 259 288" svg:d="m0 243c24-49 53-94 88-135 33-40 70-76 111-108l29 40 31 38c-34 28-67 59-96 94-28 36-55 74-75 116l-45-22z">
            <text:p/>
          </draw:path>
          <draw:path draw:style-name="gr2" draw:text-style-name="P1" draw:layer="layout" svg:width="0.311cm" svg:height="0.186cm" svg:x="9.565cm" svg:y="10.185cm" svg:viewBox="0 0 312 187" svg:d="m0 101c91-53 192-86 296-101l7 48 9 50c-94 13-183 43-262 89l-24-43z">
            <text:p/>
          </draw:path>
          <draw:path draw:style-name="gr2" draw:text-style-name="P1" draw:layer="layout" svg:width="0.307cm" svg:height="0.136cm" svg:x="9.966cm" svg:y="10.175cm" svg:viewBox="0 0 308 137" svg:d="m0 0h29c93 0 188 14 279 43l-15 46-14 48c-82-26-166-39-250-39-8 0-17 0-26 2l-1-50z">
            <text:p/>
          </draw:path>
          <draw:path draw:style-name="gr2" draw:text-style-name="P1" draw:layer="layout" svg:width="0.299cm" svg:height="0.242cm" svg:x="10.331cm" svg:y="10.253cm" svg:viewBox="0 0 300 243" svg:d="m39 0c95 41 184 98 261 172l-33 36-34 35c-68-65-147-116-233-152l21-46z">
            <text:p/>
          </draw:path>
          <draw:path draw:style-name="gr2" draw:text-style-name="P1" draw:layer="layout" svg:width="0.217cm" svg:height="0.315cm" svg:x="10.627cm" svg:y="10.501cm" svg:viewBox="0 0 218 316" svg:d="m75 0c59 72 109 155 143 249l-23 8 23 41c-7 4-14 8-21 12s-16 6-24 6-17-2-25-6-14-10-19-18c-2-2-2-5-2-7-33-86-76-158-127-222l37-31zm98 266 22-9-1-3-23-43c-8 4-15 8-23 13z">
            <text:p/>
          </draw:path>
          <draw:path draw:style-name="gr2" draw:text-style-name="P1" draw:layer="layout" svg:width="0.308cm" svg:height="0.148cm" svg:x="10.895cm" svg:y="10.613cm" svg:viewBox="0 0 309 149" svg:d="m0 56c96-35 200-53 307-56l1 50 1 48c-96 3-189 19-276 51l-16-46z">
            <text:p/>
          </draw:path>
          <draw:path draw:style-name="gr2" draw:text-style-name="P1" draw:layer="layout" svg:width="0.309cm" svg:height="0.15cm" svg:x="11.297cm" svg:y="10.616cm" svg:viewBox="0 0 310 151" svg:d="m7 0c103 7 205 27 303 58l-15 45-14 48c-91-28-185-46-281-53l4-50z">
            <text:p/>
          </draw:path>
          <draw:path draw:style-name="gr2" draw:text-style-name="P1" draw:layer="layout" svg:width="0.307cm" svg:height="0.229cm" svg:x="11.668cm" svg:y="10.707cm" svg:viewBox="0 0 308 230" svg:d="m36 0c101 40 192 91 272 151l-31 40-29 39c-72-55-157-102-248-139l18-46z">
            <text:p/>
          </draw:path>
          <draw:path draw:style-name="gr2" draw:text-style-name="P1" draw:layer="layout" svg:width="0.237cm" svg:height="0.297cm" svg:x="11.983cm" svg:y="10.925cm" svg:viewBox="0 0 238 298" svg:d="m69 0c42 41 78 84 106 129 29 46 51 95 63 145l-46 11-49 13c-10-39-28-79-51-116-25-38-55-76-92-110l34-36z">
            <text:p/>
          </draw:path>
          <draw:path draw:style-name="gr2" draw:text-style-name="P1" draw:layer="layout" svg:width="0.197cm" svg:height="0.299cm" svg:x="12.038cm" svg:y="11.306cm" svg:viewBox="0 0 198 300" svg:d="m198 2c-1 49-11 101-32 151-19 48-50 98-91 147l-38-32-37-33c33-39 58-80 75-120 16-38 23-77 24-115l49 2z">
            <text:p/>
          </draw:path>
          <draw:path draw:style-name="gr2" draw:text-style-name="P1" draw:layer="layout" svg:width="0.271cm" svg:height="0.282cm" svg:x="12.052cm" svg:y="11.597cm" svg:viewBox="0 0 272 283" svg:d="m53 0c40 26 80 59 117 98 36 39 70 82 102 131l-42 27-41 27c-28-44-59-84-91-117s-65-61-98-83l27-42z">
            <text:p/>
          </draw:path>
          <draw:path draw:style-name="gr2" draw:text-style-name="P1" draw:layer="layout" svg:width="0.18cm" svg:height="0.31cm" svg:x="12.288cm" svg:y="11.917cm" svg:viewBox="0 0 181 311" svg:d="m88 0c46 92 80 194 93 298l-48 7-49 6c-12-92-43-183-84-266l43-22z">
            <text:p/>
          </draw:path>
          <draw:path draw:style-name="gr2" draw:text-style-name="P1" draw:layer="layout" svg:width="0.172cm" svg:height="0.308cm" svg:x="12.303cm" svg:y="12.319cm" svg:viewBox="0 0 173 309" svg:d="m173 2c-2 53-10 106-24 157-14 52-36 102-66 150l-42-28-41-27c24-38 43-80 55-122 12-43 18-87 19-132l49 2z">
            <text:p/>
          </draw:path>
          <draw:path draw:style-name="gr2" draw:text-style-name="P1" draw:layer="layout" svg:width="0.299cm" svg:height="0.237cm" svg:x="12.019cm" svg:y="12.643cm" svg:viewBox="0 0 300 238" svg:d="m300 69c-33 34-72 65-115 94s-93 53-149 75l-18-46-18-46c48-19 93-41 132-67 36-24 68-50 96-79l36 34z">
            <text:p/>
          </draw:path>
        </draw:g>
        <draw:line draw:style-name="gr3" draw:text-style-name="P1" draw:layer="layout" svg:x1="1.9cm" svg:y1="10.05cm" svg:x2="12.8cm" svg:y2="10.05cm">
          <text:p/>
        </draw:line>
        <draw:custom-shape draw:style-name="gr4" draw:text-style-name="P2" draw:layer="layout" svg:width="5.75cm" svg:height="3cm" svg:x="4.225cm" svg:y="1.5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name="Gigabit_Layer_3_Switch_type1.svg" draw:style-name="gr5" draw:text-style-name="P1" draw:layer="layout" svg:width="9cm" svg:height="0.83cm" svg:x="3.275cm" svg:y="6.03cm">
          <draw:image xlink:href="Pictures/10000201000004080000005FB1B94669.png" xlink:type="simple" xlink:show="embed" xlink:actuate="onLoad"/>
          <draw:image xlink:href="Pictures/100243E600006879000009A54B510B15.svg" xlink:type="simple" xlink:show="embed" xlink:actuate="onLoad">
            <text:p/>
          </draw:image>
          <svg:title>Layer 3 Switch</svg:title>
        </draw:frame>
        <draw:connector draw:style-name="gr6" draw:text-style-name="P1" draw:layer="layout" draw:type="curve" draw:line-skew="-0.141cm" svg:x1="6.5cm" svg:y1="4.675cm" svg:x2="7.45cm" svg:y2="5.8cm" draw:start-shape="id1" draw:start-glue-point="2" draw:end-shape="id2" draw:end-glue-point="0" svg:d="m6500 4675c0 685 950 123 950 1125" svg:viewBox="0 0 951 1126">
          <text:p/>
        </draw:connector>
        <draw:custom-shape draw:style-name="gr7" draw:text-style-name="P2" xml:id="id2" draw:id="id2" draw:layer="layout" svg:width="1.85cm" svg:height="0.8cm" svg:x="6.525cm" svg:y="5.8cm">
          <text:p text:style-name="P1"><text:span text:style-name="T1">tap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375cm" svg:height="0.75cm" svg:x="4.375cm" svg:y="3.675cm">
          <text:p text:style-name="P1"><text:span text:style-name="T2">Kernel</text:span></text:p>
          <draw:enhanced-geometry svg:viewBox="0 0 21600 21600" draw:path-stretchpoint-x="10800" draw:path-stretchpoint-y="10800" draw:text-areas="?f3 ?f4 ?f5 ?f6" draw:type="round-rectangle" draw:modifiers="614.290792747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375cm" svg:height="0.9cm" svg:x="4.375cm" svg:y="1.775cm">
          <text:p text:style-name="P1"><text:span text:style-name="T2">Application</text:span></text:p>
          <draw:enhanced-geometry svg:viewBox="0 0 21600 21600" draw:path-stretchpoint-x="10800" draw:path-stretchpoint-y="10800" draw:text-areas="?f3 ?f4 ?f5 ?f6" draw:type="round-rectangle" draw:modifiers="758.5601404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5.35cm" svg:height="0.75cm" svg:x="4.4cm" svg:y="2.8cm">
          <text:p text:style-name="P1"><text:span text:style-name="T2">Shell</text:span></text:p>
          <draw:enhanced-geometry svg:viewBox="0 0 21600 21600" draw:path-stretchpoint-x="10800" draw:path-stretchpoint-y="10800" draw:text-areas="?f3 ?f4 ?f5 ?f6" draw:type="round-rectangle" draw:modifiers="1727.136431784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" draw:id="id1" draw:layer="layout" svg:width="1.85cm" svg:height="0.8cm" svg:x="5.575cm" svg:y="3.875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.75cm" svg:height="0.832cm" svg:x="3.925cm" svg:y="6.025cm">
          <draw:text-box>
            <text:p text:style-name="P1"><text:span text:style-name="T3">sw0</text:span></text:p>
          </draw:text-box>
        </draw:frame>
        <draw:line draw:style-name="gr12" draw:text-style-name="P1" draw:layer="layout" svg:x1="7.25cm" svg:y1="9.175cm" svg:x2="7.25cm" svg:y2="9.675cm">
          <text:p/>
        </draw:line>
        <draw:frame draw:style-name="gr11" draw:text-style-name="P6" draw:layer="layout" svg:width="4.75cm" svg:height="0.903cm" draw:transform="rotate (1.5707963267949) translate (2.025cm 5.85cm)">
          <draw:text-box>
            <text:p text:style-name="P5"><text:span text:style-name="T4">virtual system</text:span></text:p>
          </draw:text-box>
        </draw:frame>
        <draw:line draw:style-name="gr12" draw:text-style-name="P1" draw:layer="layout" svg:x1="7.3cm" svg:y1="9.8cm" svg:x2="7.3cm" svg:y2="11.175cm">
          <text:p/>
        </draw:line>
        <draw:frame draw:style-name="gr13" draw:text-style-name="P1" xml:id="id4" draw:id="id4" draw:layer="layout" svg:width="3.299cm" svg:height="4.01cm" svg:x="5.576cm" svg:y="6.29cm">
          <draw:image xlink:href="Pictures/10000201000000DA000000DB24B5A971.png" xlink:type="simple" xlink:show="embed" xlink:actuate="onLoad"/>
          <draw:image xlink:href="Pictures/10001E0B0000160F00001625F622F2D4.svg" xlink:type="simple" xlink:show="embed" xlink:actuate="onLoad">
            <text:p/>
          </draw:image>
        </draw:frame>
        <draw:line draw:style-name="gr3" draw:text-style-name="P1" draw:layer="layout" svg:x1="1.9cm" svg:y1="5.65cm" svg:x2="12.8cm" svg:y2="5.65cm">
          <text:p/>
        </draw:line>
        <draw:frame draw:style-name="gr14" draw:text-style-name="P8" draw:layer="layout" svg:width="4.917cm" svg:height="0.747cm" svg:x="8.583cm" svg:y="8.328cm">
          <draw:text-box>
            <text:p text:style-name="P7"><text:span text:style-name="T5">203.0.113.128/26</text:span></text:p>
          </draw:text-box>
        </draw:frame>
        <draw:custom-shape draw:style-name="gr7" draw:text-style-name="P2" xml:id="id3" draw:id="id3" draw:layer="layout" svg:width="2.375cm" svg:height="0.8cm" svg:x="9.675cm" svg:y="5.85cm">
          <text:p text:style-name="P1"><text:span text:style-name="T1">sw0-vlan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0.862cm" svg:y1="6.65cm" svg:x2="8.875cm" svg:y2="8.295cm" draw:start-shape="id3" draw:start-glue-point="2" draw:end-shape="id4" svg:d="m10862 6650c0 1097-662 1645-1987 1645" svg:viewBox="0 0 1988 1646">
          <text:p/>
        </draw:connector>
        <draw:frame draw:style-name="gr14" draw:text-style-name="P8" draw:layer="layout" svg:width="1.6cm" svg:height="0.747cm" svg:x="10.575cm" svg:y="6.9cm">
          <draw:text-box>
            <text:p text:style-name="P7"><text:span text:style-name="T5">.129</text:span></text:p>
          </draw:text-box>
        </draw:frame>
        <draw:frame draw:style-name="gr14" draw:text-style-name="P8" draw:layer="layout" svg:width="4.917cm" svg:height="0.747cm" svg:x="1.758cm" svg:y="10.228cm">
          <draw:text-box>
            <text:p text:style-name="P7"><text:span text:style-name="T5">203.0.113.0/26</text:span></text:p>
          </draw:text-box>
        </draw:frame>
        <draw:frame draw:style-name="gr14" draw:text-style-name="P8" draw:layer="layout" svg:width="1.6cm" svg:height="0.747cm" svg:x="5.3cm" svg:y="9cm">
          <draw:text-box>
            <text:p text:style-name="P7"><text:span text:style-name="T5">.2</text:span></text:p>
          </draw:text-box>
        </draw:frame>
        <draw:custom-shape draw:style-name="gr7" draw:text-style-name="P2" draw:layer="layout" svg:width="1.85cm" svg:height="0.8cm" svg:x="6.375cm" svg:y="9.1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.6cm" svg:height="0.747cm" svg:x="4.875cm" svg:y="4.601cm">
          <draw:text-box>
            <text:p text:style-name="P7"><text:span text:style-name="T5">.130</text:span></text:p>
          </draw:text-box>
        </draw:frame>
        <draw:custom-shape draw:style-name="gr8" draw:text-style-name="P9" draw:layer="layout" svg:width="6cm" svg:height="2.125cm" svg:x="6.3cm" svg:y="4.8cm">
          <text:p text:style-name="P1"><text:span text:style-name="T6">vlan 2</text:span></text:p>
          <draw:enhanced-geometry svg:viewBox="0 0 21600 21600" draw:path-stretchpoint-x="10800" draw:path-stretchpoint-y="10800" draw:text-areas="?f3 ?f4 ?f5 ?f6" draw:type="round-rectangle" draw:modifiers="614.290792747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4cm" svg:height="4.02cm" svg:x="5.3cm" svg:y="10.05cm">
          <draw:image xlink:href="Pictures/10000201000000DA000000DB0F1BF725.png" xlink:type="simple" xlink:show="embed" xlink:actuate="onLoad"/>
          <draw:image xlink:href="Pictures/10001DE20000160F00001625B2ED9A40.svg" xlink:type="simple" xlink:show="embed" xlink:actuate="onLoad">
            <text:p/>
          </draw:image>
        </draw:frame>
        <draw:frame draw:style-name="gr14" draw:text-style-name="P8" draw:layer="layout" svg:width="1.6cm" svg:height="0.747cm" svg:x="6.2cm" svg:y="10.401cm">
          <draw:text-box>
            <text:p text:style-name="P7"><text:span text:style-name="T5">.1</text:span></text:p>
          </draw:text-box>
        </draw:frame>
        <draw:frame draw:style-name="gr11" draw:text-style-name="P6" draw:layer="layout" svg:width="4.75cm" svg:height="0.903cm" draw:transform="rotate (1.5707963267949) translate (2.026cm 10.55cm)">
          <draw:text-box>
            <text:p text:style-name="P5"><text:span text:style-name="T4">host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4-01-23T11:57:17.383294344</dc:date>
    <meta:editing-duration>PT15H2M38S</meta:editing-duration>
    <meta:editing-cycles>72</meta:editing-cycles>
    <meta:generator>LibreOffice/4.1.4.2$Linux_X86_64 LibreOffice_project/410m0$Build-2</meta:generator>
    <dc:creator>Philippe Latu</dc:creator>
    <meta:document-statistic meta:object-count="67"/>
  </office:meta>
</office:document-meta>
</file>